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E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office:value-type="float" office:value="800">
            <text:p>800</text:p>
          </table:table-cell>
          <table:table-cell/>
          <table:table-cell table:formula="of:=&quot;[&quot;&amp;[.A2]&amp;&quot;] = {&quot;&amp;[.B2]&amp;&quot;, &quot;&amp;[.C2]&amp;&quot;},&quot;" office:value-type="string" office:string-value="[1] = {850, 800},">
            <text:p>[1] = {850, 800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790">
            <text:p>790</text:p>
          </table:table-cell>
          <table:table-cell office:value-type="float" office:value="900">
            <text:p>900</text:p>
          </table:table-cell>
          <table:table-cell/>
          <table:table-cell table:formula="of:=&quot;[&quot;&amp;[.A3]&amp;&quot;] = {&quot;&amp;[.B3]&amp;&quot;, &quot;&amp;[.C3]&amp;&quot;},&quot;" office:value-type="string" office:string-value="[2] = {790, 900},">
            <text:p>[2] = {790, 900},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730">
            <text:p>730</text:p>
          </table:table-cell>
          <table:table-cell office:value-type="float" office:value="850">
            <text:p>850</text:p>
          </table:table-cell>
          <table:table-cell/>
          <table:table-cell table:formula="of:=&quot;[&quot;&amp;[.A4]&amp;&quot;] = {&quot;&amp;[.B4]&amp;&quot;, &quot;&amp;[.C4]&amp;&quot;},&quot;" office:value-type="string" office:string-value="[3] = {730, 850},">
            <text:p>[3] = {730, 850},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number-columns-repeated="2" office:value-type="float" office:value="700">
            <text:p>700</text:p>
          </table:table-cell>
          <table:table-cell/>
          <table:table-cell table:formula="of:=&quot;[&quot;&amp;[.A5]&amp;&quot;] = {&quot;&amp;[.B5]&amp;&quot;, &quot;&amp;[.C5]&amp;&quot;},&quot;" office:value-type="string" office:string-value="[4] = {700, 700},">
            <text:p>[4] = {700, 700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650">
            <text:p>650</text:p>
          </table:table-cell>
          <table:table-cell office:value-type="float" office:value="950">
            <text:p>950</text:p>
          </table:table-cell>
          <table:table-cell/>
          <table:table-cell table:formula="of:=&quot;[&quot;&amp;[.A6]&amp;&quot;] = {&quot;&amp;[.B6]&amp;&quot;, &quot;&amp;[.C6]&amp;&quot;},&quot;" office:value-type="string" office:string-value="[5] = {650, 950},">
            <text:p>[5] = {650, 950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/>
          <table:table-cell table:formula="of:=&quot;[&quot;&amp;[.A7]&amp;&quot;] = {&quot;&amp;[.B7]&amp;&quot;, &quot;&amp;[.C7]&amp;&quot;},&quot;" office:value-type="string" office:string-value="[6] = {800, 400},">
            <text:p>[6] = {800, 400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880">
            <text:p>880</text:p>
          </table:table-cell>
          <table:table-cell office:value-type="float" office:value="300">
            <text:p>300</text:p>
          </table:table-cell>
          <table:table-cell/>
          <table:table-cell table:formula="of:=&quot;[&quot;&amp;[.A8]&amp;&quot;] = {&quot;&amp;[.B8]&amp;&quot;, &quot;&amp;[.C8]&amp;&quot;},&quot;" office:value-type="string" office:string-value="[7] = {880, 300},">
            <text:p>[7] = {880, 300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number-columns-repeated="2"/>
          <table:table-cell/>
          <table:table-cell table:formula="of:=&quot;[&quot;&amp;[.A9]&amp;&quot;] = {&quot;&amp;[.B9]&amp;&quot;, &quot;&amp;[.C9]&amp;&quot;},&quot;" office:value-type="string" office:string-value="[8] = {, },">
            <text:p>[8] = {, 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number-columns-repeated="2"/>
          <table:table-cell/>
          <table:table-cell table:formula="of:=&quot;[&quot;&amp;[.A10]&amp;&quot;] = {&quot;&amp;[.B10]&amp;&quot;, &quot;&amp;[.C10]&amp;&quot;},&quot;" office:value-type="string" office:string-value="[9] = {, },">
            <text:p>[9] = {, 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number-columns-repeated="2"/>
          <table:table-cell/>
          <table:table-cell table:formula="of:=&quot;[&quot;&amp;[.A11]&amp;&quot;] = {&quot;&amp;[.B11]&amp;&quot;, &quot;&amp;[.C11]&amp;&quot;},&quot;" office:value-type="string" office:string-value="[10] = {, },">
            <text:p>[10] = {, 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/>
          <table:table-cell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Tabelle1.F39" table:end-x="1.548cm" table:end-y="0.107cm" draw:z-index="0" draw:style-name="gr1" draw:text-style-name="P1" svg:width="15.999cm" svg:height="10.734cm" svg:x="0.689cm" svg:y="0.212cm">
              <draw:object draw:notify-on-update-of-ranges="Tabelle1.B2:Tabelle1.B13 Tabelle1.C2:Tabelle1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3.04.2019</text:date>, <text:time>23:12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19-04-03T23:12:36.55</dc:date>
    <meta:editing-duration>PT48M13S</meta:editing-duration>
    <meta:editing-cycles>7</meta:editing-cycles>
    <meta:document-statistic meta:table-count="3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735cm" xlink:href=".." xlink:type="simple" chart:class="chart:scatter" chart:style-name="ch1">
        <chart:legend chart:legend-position="end" svg:x="13.922cm" svg:y="5.055cm" style:legend-expansion="high" chart:style-name="ch2"/>
        <chart:plot-area chart:style-name="ch3" table:cell-range-address="Tabelle1.B2:Tabelle1.C13" svg:x="0.77cm" svg:y="0.991cm" svg:width="12.512cm" svg:height="9.11cm">
          <chartooo:coordinate-region svg:x="1.762cm" svg:y="1.665cm" svg:width="11.148cm" svg:height="8.224cm"/>
          <chart:axis chart:dimension="x" chart:name="primary-x" chart:style-name="ch4"/>
          <chart:axis chart:dimension="y" chart:name="primary-y" chart:style-name="ch5"/>
          <chart:series chart:style-name="ch6" chart:values-cell-range-address="Tabelle1.C2:Tabelle1.C13" chart:class="chart:scatter">
            <chart:domain table:cell-range-address="Tabelle1.B2:Tabelle1.B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>850</text:p>
                <draw:g>
                  <svg:desc>Tabelle1.B2:Tabelle1.B13</svg:desc>
                </draw:g>
              </table:table-cell>
              <table:table-cell office:value-type="float" office:value="800">
                <text:p>800</text:p>
                <draw:g>
                  <svg:desc>Tabelle1.C2:Tabelle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0">
                <text:p>79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0">
                <text:p>73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">
                <text:p>65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0">
                <text:p>88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